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salesperson</text:h>
      <table:table table:name="salesperso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S_no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mm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alesperson</text:h>
      <table:table table:name="salesperson_structure">
        <table:table-column table:number-columns-repeated="4"/>
        <table:table-row>
          <table:table-cell office:value-type="string">
            <text:p>S_no</text:p>
          </table:table-cell>
          <table:table-cell office:value-type="string">
            <text:p>S_name</text:p>
          </table:table-cell>
          <table:table-cell office:value-type="string">
            <text:p>City</text:p>
          </table:table-cell>
          <table:table-cell office:value-type="string">
            <text:p>Comm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>Peel</text:p>
          </table:table-cell>
          <table:table-cell office:value-type="string">
            <text:p>London</text:p>
          </table:table-cell>
          <table:table-cell office:value-type="string">
            <text:p>0.12</text:p>
          </table:table-cell>
        </table:table-row>
        <table:table-row>
          <table:table-cell office:value-type="float" office:value="1003">
            <text:p>1003</text:p>
          </table:table-cell>
          <table:table-cell office:value-type="string">
            <text:p>Axelrod</text:p>
          </table:table-cell>
          <table:table-cell office:value-type="string">
            <text:p>New york</text:p>
          </table:table-cell>
          <table:table-cell office:value-type="string">
            <text:p>0.10</text:p>
          </table:table-cell>
        </table:table-row>
        <table:table-row>
          <table:table-cell office:value-type="float" office:value="1004">
            <text:p>1004</text:p>
          </table:table-cell>
          <table:table-cell office:value-type="string">
            <text:p>Motika</text:p>
          </table:table-cell>
          <table:table-cell office:value-type="string">
            <text:p>London</text:p>
          </table:table-cell>
          <table:table-cell office:value-type="string">
            <text:p>0.1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9:55:16+01:00</meta:creation-date>
  </office:meta>
</office:document-meta>
</file>